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August 22, 2021 (11:16:0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text:s text:c="4"/>&lt;script data-external="1"</text:p>
          <text:p text:style-name="P33"><text:s text:c="12"/>src="https://utteranc.es/client.js"</text:p>
          <text:p text:style-name="P34"><text:s text:c="12"/>repo="csci-1301/{REPOSITORY_NAME}"</text:p>
          <text:p text:style-name="P35"><text:s text:c="12"/>label="comment" ....&gt;</text:p>
          <text:p text:style-name="P36"><text:s text:c="4"/>&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2T15:16:23Z</meta:creation-date>
    <dc:date>2021-08-22T15:16:23Z</dc:date>
    <meta:user-defined meta:name="date" meta:value-type="string">August  22, 2021 (11:16:0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